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cbd40" officeooo:paragraph-rsid="0010680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cbd40" officeooo:paragraph-rsid="00106806"/>
    </style:style>
    <style:style style:name="P6" style:family="paragraph" style:parent-style-name="Standard">
      <style:paragraph-properties fo:line-height="100%" fo:text-align="center" style:justify-single-word="false"/>
      <style:text-properties fo:font-size="18pt" officeooo:rsid="001cbd40" officeooo:paragraph-rsid="00106806" style:font-size-asian="18pt" style:font-size-complex="1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rsid="001cbd40" officeooo:paragraph-rsid="00106806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6.472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lisão</text:span><text:tab/>Anderson Freire [ 2 ]</text:p>
      <text:p text:style-name="P5"/>
      <text:p text:style-name="P6">Preciso ser o oposto do que o mundo é</text:p>
      <text:p text:style-name="P6">Bater de frente com os meus desejos</text:p>
      <text:p text:style-name="P6">Resistir o mal até o fim</text:p>
      <text:p text:style-name="P6">Uma hora ele fugirá de mim</text:p>
      <text:p text:style-name="P6"/>
      <text:p text:style-name="P6">Preciso ser preservador de bons costumes</text:p>
      <text:p text:style-name="P6">Evitar as más conversações</text:p>
      <text:p text:style-name="P6">Me policiar quando os meus impulsos</text:p>
      <text:p text:style-name="P6">Ultrapassam o limite da emoção</text:p>
      <text:p text:style-name="P6"/>
      <text:p text:style-name="P6">Preciso guardar meu corpo</text:p>
      <text:p text:style-name="P6">Lembrar que ele é um templo santo do Pai</text:p>
      <text:p text:style-name="P6">Preciso ter atitude</text:p>
      <text:p text:style-name="P6">Largar o meu assento e caminhar com Deus</text:p>
      <text:p text:style-name="P6"><draw:frame text:anchor-type="paragraph" draw:z-index="1" draw:style-name="gr2" draw:text-style-name="P9" svg:width="1.562cm" svg:height="0.546cm" svg:x="12.106cm" svg:y="0.321cm"><draw:text-box><text:p>2x Final</text:p></draw:text-box></draw:frame></text:p>
      <text:p text:style-name="P6"><draw:custom-shape text:anchor-type="paragraph" draw:z-index="0" draw:style-name="gr1" draw:text-style-name="P8" svg:width="0.428cm" svg:height="6.472cm" svg:x="13.081cm" svg:y="0.13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* Hoje é tempo de fortalecer a fé</text:p>
      <text:p text:style-name="P6">Colidir com o mundo e ficar de pé</text:p>
      <text:p text:style-name="P6">Mais que conhecer, preciso viver</text:p>
      <text:p text:style-name="P6">A verdade revelada</text:p>
      <text:p text:style-name="P6"/>
      <text:p text:style-name="P6">Hoje é tempo de renunciar meu eu</text:p>
      <text:p text:style-name="P6">Lembrar que numa cruz alguém por mim morreu</text:p>
      <text:p text:style-name="P6">Hoje é minha vez, agora sou eu</text:p>
      <text:p text:style-name="P4">Vou morrer pro mundo e viver pra Deus</text:p>
      <text:p text:style-name="P4"/>
      <text:p text:style-name="P5"><text:span text:style-name="T1">Colisão</text:span><text:tab/>Anderson Freire [ 2 ]</text:p>
      <text:p text:style-name="P5"/>
      <text:p text:style-name="P6">Preciso ser o oposto do que o mundo é</text:p>
      <text:p text:style-name="P6">Bater de frente com os meus desejos</text:p>
      <text:p text:style-name="P6">Resistir o mal até o fim</text:p>
      <text:p text:style-name="P6">Uma hora ele fugirá de mim</text:p>
      <text:p text:style-name="P6"/>
      <text:p text:style-name="P6">Preciso ser preservador de bons costumes</text:p>
      <text:p text:style-name="P6">Evitar as más conversações</text:p>
      <text:p text:style-name="P6">Me policiar quando os meus impulsos</text:p>
      <text:p text:style-name="P6">Ultrapassam o limite da emoção</text:p>
      <text:p text:style-name="P6"/>
      <text:p text:style-name="P6">Preciso guardar meu corpo</text:p>
      <text:p text:style-name="P6">Lembrar que ele é um templo santo do Pai</text:p>
      <text:p text:style-name="P6">Preciso ter atitude</text:p>
      <text:p text:style-name="P6">Largar o meu assento e caminhar com Deus</text:p>
      <text:p text:style-name="P6"><draw:frame text:anchor-type="paragraph" draw:z-index="3" draw:style-name="gr2" draw:text-style-name="P9" svg:width="1.562cm" svg:height="0.546cm" svg:x="12.106cm" svg:y="0.321cm"><draw:text-box><text:p>2x Final</text:p></draw:text-box></draw:frame></text:p>
      <text:p text:style-name="P6"><draw:custom-shape text:anchor-type="paragraph" draw:z-index="2" draw:style-name="gr1" draw:text-style-name="P8" svg:width="0.428cm" svg:height="6.472cm" svg:x="13.081cm" svg:y="0.13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* Hoje é tempo de fortalecer a fé</text:p>
      <text:p text:style-name="P6">Colidir com o mundo e ficar de pé</text:p>
      <text:p text:style-name="P6">Mais que conhecer, preciso viver</text:p>
      <text:p text:style-name="P6">A verdade revelada</text:p>
      <text:p text:style-name="P6"/>
      <text:p text:style-name="P6">Hoje é tempo de renunciar meu eu</text:p>
      <text:p text:style-name="P6">Lembrar que numa cruz alguém por mim morreu</text:p>
      <text:p text:style-name="P6">Hoje é minha vez, agora sou eu</text:p>
      <text:p text:style-name="P4">Vou morrer pro mundo e viver pra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7:03.003295088</dc:date>
    <meta:editing-cycles>10</meta:editing-cycles>
    <meta:editing-duration>PT16M34S</meta:editing-duration>
    <meta:generator>LibreOffice/4.4.6.3$Linux_X86_64 LibreOffice_project/40m0$Build-3</meta:generator>
    <meta:document-statistic meta:table-count="0" meta:image-count="0" meta:object-count="0" meta:page-count="1" meta:paragraph-count="42" meta:word-count="266" meta:character-count="1332" meta:non-whitespace-character-count="1108"/>
  </office:meta>
</office:document-meta>
</file>